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023" officeooo:paragraph-rsid="00049023"/>
    </style:style>
    <style:style style:name="P2" style:family="paragraph" style:parent-style-name="Standard">
      <style:paragraph-properties fo:text-align="center" style:justify-single-word="false"/>
      <style:text-properties fo:color="#ff0000" fo:font-size="12pt" style:text-underline-style="solid" style:text-underline-width="auto" style:text-underline-color="font-color" fo:font-weight="bold" officeooo:rsid="00049023" officeooo:paragraph-rsid="00049023" style:font-weight-asian="bold" style:font-weight-complex="bold"/>
    </style:style>
    <style:style style:name="P3" style:family="paragraph" style:parent-style-name="Standard" style:list-style-name="L1">
      <style:text-properties fo:color="#ff0000" style:text-underline-style="solid" style:text-underline-width="auto" style:text-underline-color="font-color" fo:font-weight="bold" officeooo:rsid="00049023" officeooo:paragraph-rsid="00049023" style:font-weight-asian="bold" style:font-weight-complex="bold"/>
    </style:style>
    <style:style style:name="P4" style:family="paragraph" style:parent-style-name="Standard" style:list-style-name="L1">
      <style:text-properties fo:color="#008000" style:text-underline-style="solid" style:text-underline-width="auto" style:text-underline-color="font-color" officeooo:rsid="00049023" officeooo:paragraph-rsid="00049023"/>
    </style:style>
    <style:style style:name="P5" style:family="paragraph" style:parent-style-name="Standard" style:list-style-name="L1">
      <style:text-properties officeooo:rsid="00049023" officeooo:paragraph-rsid="00049023"/>
    </style:style>
    <style:style style:name="P6" style:family="paragraph" style:parent-style-name="Standard" style:list-style-name="L1">
      <style:text-properties officeooo:rsid="000645b0" officeooo:paragraph-rsid="000645b0"/>
    </style:style>
    <style:style style:name="P7" style:family="paragraph" style:parent-style-name="Standard" style:list-style-name="L1">
      <style:text-properties style:text-position="0% 100%" officeooo:rsid="000645b0" officeooo:paragraph-rsid="000645b0"/>
    </style:style>
    <style:style style:name="P8" style:family="paragraph" style:parent-style-name="Standard" style:list-style-name="L1">
      <style:text-properties officeooo:rsid="00094fa7" officeooo:paragraph-rsid="00094fa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645b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645b0"/>
    </style:style>
    <style:style style:name="T5" style:family="text">
      <style:text-properties officeooo:rsid="000645b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équence II : Etats-Unis – Brésil : rôle mondial et dynamique territoriale</text:p>
      <text:p text:style-name="P1"/>
      <text:list xml:id="list5103870028882825008" text:style-name="L1">
        <text:list-item>
          <text:p text:style-name="P3">Deux géants économiques</text:p>
          <text:list>
            <text:list-item>
              <text:p text:style-name="P4">Des territoires immenses et des populations nombreuses</text:p>
              <text:list>
                <text:list-item>
                  <text:p text:style-name="P5">Les deux : <text:span text:style-name="T5">grnd</text:span> sp<text:span text:style-name="T5">rfc</text:span>, <text:span text:style-name="T5">mil</text:span> nat = bcp <text:span text:style-name="T5">pot</text:span><text:span text:style-name="T2">l</text:span><text:span text:style-name="T4">, </text:span><text:span text:style-name="T5">grnd srfc</text:span> cultiv<text:span text:style-name="T2">bl</text:span> <text:span text:style-name="T5">pt</text:span><text:span text:style-name="T2">t</text:span> culti<text:span text:style-name="T5">v</text:span>, <text:span text:style-name="T5">qq</text:span> r<text:span text:style-name="T5">e</text:span>g<text:span text:style-name="T5">°</text:span> = <text:span text:style-name="T5">spc</text:span> rsv</text:p>
                </text:list-item>
                <text:list-item>
                  <text:p text:style-name="P5">USA : 3<text:span text:style-name="T1">e</text:span> pays + peuplé (319M)</text:p>
                </text:list-item>
                <text:list-item>
                  <text:p text:style-name="P5">Brésil : 5<text:span text:style-name="T1">e</text:span> pays + peuplé (200M)</text:p>
                </text:list-item>
              </text:list>
            </text:list-item>
            <text:list-item>
              <text:p text:style-name="P4">De nombreuses ressources naturelles</text:p>
              <text:list>
                <text:list-item>
                  <text:p text:style-name="P5">USA : 2<text:span text:style-name="T1">e</text:span> prod charbon, 3<text:span text:style-name="T1">e</text:span> prod pétrol, <text:span text:style-name="T5">1</text:span><text:span text:style-name="T2">er</text:span><text:span text:style-name="T5"> prod gaz naturel, parmi 1</text:span><text:span text:style-name="T2">ers</text:span><text:span text:style-name="T5"> prod métaux</text:span></text:p>
                </text:list-item>
                <text:list-item>
                  <text:p text:style-name="P6">Brésil : 14<text:span text:style-name="T1">e</text:span> prod pétrol, parmi 3 1<text:span text:style-name="T1">ers</text:span><text:span text:style-name="T3"> prod élec, + grnd frt trpc </text:span></text:p>
                </text:list-item>
                <text:list-item>
                  <text:p text:style-name="P7">Les deux : bcp terrre agr, USA = 1<text:span text:style-name="T1">er</text:span> Brés = 4<text:span text:style-name="T1">e</text:span> export<text:span text:style-name="T1">r</text:span> mond</text:p>
                </text:list-item>
              </text:list>
            </text:list-item>
            <text:list-item>
              <text:p text:style-name="P4">Deux puissances économiques et financières</text:p>
              <text:list>
                <text:list-item>
                  <text:p text:style-name="P8">USA : </text:p>
                </text:list-item>
              </text:list>
            </text:list-item>
          </text:list>
          <text:p text:style-name="P5"/>
        </text:list-item>
        <text:list-item>
          <text:p text:style-name="P3">Une influence mondiale inégale</text:p>
          <text:list>
            <text:list-item>
              <text:p text:style-name="P4">Des puissances politico-militaires déséquilibrées : Le hard power</text:p>
              <text:list>
                <text:list-item>
                  <text:p text:style-name="P5"/>
                </text:list-item>
              </text:list>
            </text:list-item>
            <text:list-item>
              <text:p text:style-name="P4">Soft power : Entre contestation et émergence</text:p>
              <text:list>
                <text:list-item>
                  <text:p text:style-name="P5"/>
                </text:list-item>
              </text:list>
            </text:list-item>
            <text:list-item>
              <text:p text:style-name="P4">Deux pays d’immigration</text:p>
              <text:list>
                <text:list-item>
                  <text:p text:style-name="P5"/>
                </text:list-item>
              </text:list>
            </text:list-item>
          </text:list>
          <text:p text:style-name="P5"/>
        </text:list-item>
        <text:list-item>
          <text:p text:style-name="P3">Les dynamiques territoriales des Etats-Unis et du Brésil</text:p>
          <text:list>
            <text:list-item>
              <text:p text:style-name="P4">Littoralisation et métropolisation des activités</text:p>
              <text:list>
                <text:list-item>
                  <text:p text:style-name="P5"/>
                </text:list-item>
              </text:list>
            </text:list-item>
            <text:list-item>
              <text:p text:style-name="P4">Une organisation liée à la mondialisation</text:p>
              <text:list>
                <text:list-item>
                  <text:p text:style-name="P5"/>
                </text:list-item>
              </text:list>
            </text:list-item>
            <text:list-item>
              <text:p text:style-name="P4">Le problème de la durabilité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27:56.416000000</meta:creation-date>
    <dc:date>2019-04-04T17:23:34.923000000</dc:date>
    <meta:editing-duration>PT5M5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6" meta:word-count="181" meta:character-count="969" meta:non-whitespace-character-count="830"/>
  </office:meta>
</office:document-meta>
</file>